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loext:graphic-properties draw:fill="solid" draw:fill-color="#ffff99"/>
      <style:paragraph-properties fo:text-align="justify" style:justify-single-word="false" fo:background-color="#ffff99"/>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text-properties fo:language="fr" fo:country="BE"/>
    </style:style>
    <style:style style:name="P13" style:family="paragraph" style:parent-style-name="Standard">
      <style:paragraph-properties fo:text-align="justify" style:justify-single-word="false"/>
      <style:text-properties fo:language="fr" fo:country="BE"/>
    </style:style>
    <style:style style:name="P14" style:family="paragraph" style:parent-style-name="Standard">
      <style:text-properties fo:language="de" fo:country="DE"/>
    </style:style>
    <style:style style:name="P15" style:family="paragraph" style:parent-style-name="Standard">
      <style:paragraph-properties fo:text-align="justify" style:justify-single-word="false"/>
      <style:text-properties fo:language="de" fo:country="DE"/>
    </style:style>
    <style:style style:name="P16" style:family="paragraph" style:parent-style-name="Standard">
      <loext:graphic-properties draw:fill="solid" draw:fill-color="#ccffcc"/>
      <style:paragraph-properties fo:text-align="justify" style:justify-single-word="false" fo:background-color="#ccffcc"/>
      <style:text-properties fo:language="de" fo:country="DE"/>
    </style:style>
    <style:style style:name="P17" style:family="paragraph" style:parent-style-name="Standard">
      <style:paragraph-properties fo:text-align="center" style:justify-single-word="false" fo:padding-left="0.141cm" fo:padding-right="0.141cm" fo:padding-top="0.035cm" fo:padding-bottom="0.035cm" fo:border="0.51pt solid #00000a"/>
    </style:style>
    <style:style style:name="P18"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9" style:family="paragraph" style:parent-style-name="Standard">
      <style:paragraph-properties fo:text-align="justify" style:justify-single-word="false" fo:padding-left="0.141cm" fo:padding-right="0.141cm" fo:padding-top="0.035cm" fo:padding-bottom="0.035cm" fo:border="0.51pt solid #00000a"/>
    </style:style>
    <style:style style:name="P20"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1"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2" style:family="paragraph" style:parent-style-name="Standard">
      <loext:graphic-properties draw:fill="solid" draw:fill-color="#ffff99"/>
      <style:paragraph-properties fo:text-align="justify" style:justify-single-word="false" fo:background-color="#ffff99" fo:padding-left="0.141cm" fo:padding-right="0.141cm" fo:padding-top="0.035cm" fo:padding-bottom="0.035cm" fo:border="0.51pt solid #00000a"/>
    </style:style>
    <style:style style:name="P23"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4"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5"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26"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style:style>
    <style:style style:name="T2" style:family="text">
      <style:text-properties style:font-name="Arial Narrow" fo:font-size="15pt" fo:font-weight="bold" style:font-size-asian="15pt" style:font-weight-asian="bold" style:font-weight-complex="bold"/>
    </style:style>
    <style:style style:name="T3" style:family="text">
      <style:text-properties style:font-name="Arial Narrow" fo:language="fr" fo:country="BE"/>
    </style:style>
    <style:style style:name="T4" style:family="text">
      <style:text-properties fo:font-size="13pt" style:text-underline-style="solid" style:text-underline-width="auto" style:text-underline-color="font-color" fo:font-weight="bold" style:font-size-asian="13pt" style:font-weight-asian="bold" style:font-weight-complex="bold"/>
    </style:style>
    <style:style style:name="T5" style:family="text">
      <style:text-properties fo:font-size="13pt" fo:font-weight="bold" style:font-size-asian="13pt"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language="en" fo:country="GB"/>
    </style:style>
    <style:style style:name="T9" style:family="text">
      <style:text-properties fo:language="en" fo:country="US"/>
    </style:style>
    <style:style style:name="T10" style:family="text">
      <style:text-properties fo:language="fr" fo:country="BE"/>
    </style:style>
    <style:style style:name="T11" style:family="text">
      <style:text-properties fo:color="#ff0000" style:font-name="Arial Narrow" fo:font-size="15pt" fo:font-weight="bold" style:font-size-asian="15pt" style:font-weight-asian="bold" style:font-weight-complex="bold"/>
    </style:style>
    <style:style style:name="T12" style:family="text">
      <style:text-properties fo:color="#ff6600" fo:font-weight="bold" style:font-weight-asian="bold" style:font-weight-complex="bold"/>
    </style:style>
    <style:style style:name="T13"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_GoBack"/><text:span text:style-name="T2">453---SYSTEME D'EXPLOITATION - e-learning - Séquence 13</text:span><text:bookmark-end text:name="_GoBack"/></text:p>
      <text:p text:style-name="P2"><text:span text:style-name="T2">Programmation de scripts – 2</text:span></text:p>
      <text:p text:style-name="P5"/>
      <text:p text:style-name="P17"><text:span text:style-name="T4">Légende</text:span><text:span text:style-name="T5"> :</text:span></text:p>
      <text:p text:style-name="P18"/>
      <text:p text:style-name="P19">Explications sur fond blanc</text:p>
      <text:p text:style-name="P20">Exercice à accomplir sur fond rouge clair</text:p>
      <text:p text:style-name="P21">Une ou plusieurs solutions possibles pour l’exécution de commande sur fond vert clair</text:p>
      <text:p text:style-name="P22">Une solution possible pour la rédaction du script sur fond jaune clair</text:p>
      <text:p text:style-name="P6"/>
      <text:p text:style-name="P6"/>
      <text:p text:style-name="P6"/>
      <text:p text:style-name="P6">Une variable d’un shell est une zone dans l’espace mémoire alloué par le système au processus shell. Elle est identifiée par un nom. Une valeur lui est affectée (stockée dans la zone). Tout processus, donc en particulier un shell, possède un espace mémoire dit d’environnement, contenant des variables d’environnement. Cet espace est hérité de processus shell père en processus shell fils.</text:p>
      <text:p text:style-name="P6"/>
      <text:p text:style-name="P6"/>
      <text:p text:style-name="P6"/>
      <text:p text:style-name="P1"><text:span text:style-name="T6">Quelques commandes</text:span><text:span text:style-name="T7"> :</text:span></text:p>
      <text:p text:style-name="P6"/>
      <text:p text:style-name="P6"/>
      <text:p text:style-name="P6"/>
      <text:p text:style-name="P19">WHO(1)</text:p>
      <text:p text:style-name="P19"/>
      <text:p text:style-name="P19">NOM</text:p>
      <text:p text:style-name="P19"><text:s text:c="7"/>who - Montrer qui est connecté</text:p>
      <text:p text:style-name="P19"/>
      <text:p text:style-name="P19"><text:span text:style-name="T8">SYNOPSIS</text:span></text:p>
      <text:p text:style-name="P19"><text:span text:style-name="T8"><text:s text:c="7"/>who [OPTION] ... </text:span><text:span text:style-name="T9">[ FICHIER | PARAM1 PARAM2 ]</text:span></text:p>
      <text:p text:style-name="P23"/>
      <text:p text:style-name="P19">DESCRIPTION</text:p>
      <text:p text:style-name="P19"><text:s text:c="7"/>Afficher les informations sur les utilisateurs actuellement connectés.</text:p>
      <text:p text:style-name="P6"/>
      <text:p text:style-name="P6"/>
      <text:p text:style-name="P6"/>
      <text:p text:style-name="P19">WC(1)</text:p>
      <text:p text:style-name="P19"/>
      <text:p text:style-name="P19">NOM</text:p>
      <text:p text:style-name="P19"><text:s text:c="7"/>wc - Afficher le nombre de lignes, de mots et d'octets d'un fichier</text:p>
      <text:p text:style-name="P19"/>
      <text:p text:style-name="P19">SYNOPSIS</text:p>
      <text:p text:style-name="P19"><text:s text:c="7"/>wc [OPTION] ... [FICHIER] ...</text:p>
      <text:p text:style-name="P19"><text:s text:c="7"/>wc [OPTION] ... --files0-from=FICHIER</text:p>
      <text:p text:style-name="P19"/>
      <text:p text:style-name="P19">DESCRIPTION</text:p>
      <text:p text:style-name="P19"><text:s text:c="7"/>Afficher le décompte de lignes, de mots et d'octets pour chaque FICHIER</text:p>
      <text:p text:style-name="P19"><text:soft-page-break/><text:s text:c="7"/>et le nombre total de lignes si plus d'un FICHIER est indiqué.</text:p>
      <text:p text:style-name="P19"><text:s text:c="7"/>L'entrée standard est lue quand FICHIER est omis ou quand FICHIER vaut « - ».</text:p>
      <text:p text:style-name="P19"><text:s text:c="7"/>Un mot est une séquence non vide de caractères délimités par des espaces.</text:p>
      <text:p text:style-name="P19"><text:s text:c="7"/>Les options permettent de choisir quels décomptes sont affichés.</text:p>
      <text:p text:style-name="P19"><text:s text:c="7"/>Ils le sont toujours dans l'ordre suivant : lignes, mots, caractères,</text:p>
      <text:p text:style-name="P19"><text:s text:c="7"/>octets, longueur maximale des lignes.</text:p>
      <text:p text:style-name="P6"/>
      <text:p text:style-name="P6"/>
      <text:p text:style-name="P6"/>
      <text:p text:style-name="P6">La commande « set » permet d’afficher l’ensemble des variables du shell.</text:p>
      <text:p text:style-name="P6"/>
      <text:p text:style-name="P6">La commande « unset » permet de détruire une variable ou une fonction.</text:p>
      <text:p text:style-name="P6"/>
      <text:p text:style-name="P6"/>
      <text:p text:style-name="P6"/>
      <text:p text:style-name="P19"><text:span text:style-name="T9">SET</text:span></text:p>
      <text:p text:style-name="P23"/>
      <text:p text:style-name="P19"><text:span text:style-name="T8">NAME</text:span></text:p>
      <text:p text:style-name="P19"><text:span text:style-name="T8"><text:s text:c="7"/>set - manipulate shell variables and functions</text:span></text:p>
      <text:p text:style-name="P24"/>
      <text:p text:style-name="P19"><text:span text:style-name="T8">SYNOPSIS</text:span></text:p>
      <text:p text:style-name="P19"><text:span text:style-name="T8"><text:s text:c="7"/>set [--abefhkmnptuvxBCHP] [-o option-name] [argument ...]</text:span></text:p>
      <text:p text:style-name="P24"/>
      <text:p text:style-name="P19"><text:span text:style-name="T8">DESCRIPTION</text:span></text:p>
      <text:p text:style-name="P19"><text:span text:style-name="T8"><text:s text:c="7"/>If no options or arguments are supplied, set displays the names and values of all shell</text:span></text:p>
      <text:p text:style-name="P19"><text:span text:style-name="T8"><text:s text:c="7"/>variables and functions, sorted according to the current locale, in a format that can</text:span></text:p>
      <text:p text:style-name="P19"><text:span text:style-name="T8"><text:s text:c="7"/>be reused as input. When options are supplied, they set or unset shell attributes.</text:span></text:p>
      <text:p text:style-name="P11"/>
      <text:p text:style-name="P11"/>
      <text:p text:style-name="P11"/>
      <text:p text:style-name="P19"><text:span text:style-name="T8">UNSET</text:span></text:p>
      <text:p text:style-name="P24"/>
      <text:p text:style-name="P19"><text:span text:style-name="T8">NAME</text:span></text:p>
      <text:p text:style-name="P19"><text:span text:style-name="T8"><text:s text:c="7"/>unset - unset values and attributes of variables and functions</text:span></text:p>
      <text:p text:style-name="P24"/>
      <text:p text:style-name="P19"><text:span text:style-name="T8">SYNOPSIS</text:span></text:p>
      <text:p text:style-name="P19"><text:span text:style-name="T8"><text:s text:c="7"/>unset [-fv] name ...</text:span></text:p>
      <text:p text:style-name="P24"/>
      <text:p text:style-name="P19"><text:span text:style-name="T8">DESCRIPTION</text:span></text:p>
      <text:p text:style-name="P19"><text:span text:style-name="T8"><text:s text:c="7"/>Each variable or function specified by name shall be unset.</text:span></text:p>
      <text:p text:style-name="P19"><text:span text:style-name="T8"><text:s text:c="7"/>If -v is specified, name refers to a variable name and the shell shall unset it and remove it</text:span></text:p>
      <text:p text:style-name="P19"><text:span text:style-name="T8"><text:s text:c="7"/>from the environment. Read-only variables cannot be unset.</text:span></text:p>
      <text:p text:style-name="P19"><text:span text:style-name="T8"><text:s text:c="7"/>If -f is specified, name refers to a function and the shell shall unset the function</text:span></text:p>
      <text:p text:style-name="P19"><text:span text:style-name="T8"><text:s text:c="7"/>definition.</text:span></text:p>
      <text:p text:style-name="P19"><text:span text:style-name="T8"><text:s text:c="7"/>If neither -f nor -v is specified, name refers to a variable; if a variable by that name</text:span></text:p>
      <text:p text:style-name="P19"><text:span text:style-name="T8"><text:s text:c="7"/>does not exist, it is unspecified whether a function by that name, if any, shall be unset.</text:span></text:p>
      <text:p text:style-name="P10"/>
      <text:p text:style-name="P10"/>
      <text:p text:style-name="P10"/>
      <text:p text:style-name="P6">La commande « env » permet d’afficher les variables d’environnement du shell.</text:p>
      <text:p text:style-name="P6"><text:soft-page-break/></text:p>
      <text:p text:style-name="P6">La commande « export » permet de mettre une variable dans l’espace d’environnement.</text:p>
      <text:p text:style-name="P6"/>
      <text:p text:style-name="P13"/>
      <text:p text:style-name="P13"/>
      <text:p text:style-name="P19"><text:span text:style-name="T10">ENV(1)</text:span></text:p>
      <text:p text:style-name="P25"/>
      <text:p text:style-name="P19"><text:span text:style-name="T10">NOM</text:span></text:p>
      <text:p text:style-name="P19"><text:span text:style-name="T10"><text:s text:c="7"/>env - Exécuter un programme dans un environnement modifié</text:span></text:p>
      <text:p text:style-name="P25"/>
      <text:p text:style-name="P19"><text:span text:style-name="T10">SYNOPSIS</text:span></text:p>
      <text:p text:style-name="P19"><text:span text:style-name="T10"><text:s text:c="7"/>env [OPTION]... [-] [NOM=VALEUR]... [COMMANDE] [PARAM]...</text:span></text:p>
      <text:p text:style-name="P25"/>
      <text:p text:style-name="P19"><text:span text:style-name="T10">DESCRIPTION</text:span></text:p>
      <text:p text:style-name="P19"><text:span text:style-name="T10"><text:s text:c="7"/>Initialiser chaque VARIABLE à la VALEUR dans l'environnement</text:span></text:p>
      <text:p text:style-name="P19"><text:span text:style-name="T10"><text:s text:c="7"/>et exécuter la COMMANDE.</text:span></text:p>
      <text:p text:style-name="P19"><text:span text:style-name="T10"><text:s text:c="7"/>Si aucune COMMANDE n'est fournie, afficher les variables d'environnement.</text:span></text:p>
      <text:p text:style-name="P13"/>
      <text:p text:style-name="P13"/>
      <text:p text:style-name="P13"/>
      <text:p text:style-name="P19"><text:span text:style-name="T9">EXPORT</text:span></text:p>
      <text:p text:style-name="P23"/>
      <text:p text:style-name="P19"><text:span text:style-name="T8">NAME</text:span></text:p>
      <text:p text:style-name="P19"><text:span text:style-name="T8"><text:s text:c="7"/>export - Set export attribute for shell variables</text:span></text:p>
      <text:p text:style-name="P24"/>
      <text:p text:style-name="P19"><text:span text:style-name="T8">SYNOPSIS</text:span></text:p>
      <text:p text:style-name="P19"><text:span text:style-name="T8"><text:s text:c="7"/>export [-fn] [name[=value] ...] or export -p</text:span></text:p>
      <text:p text:style-name="P24"/>
      <text:p text:style-name="P19"><text:span text:style-name="T8">DESCRIPTION</text:span></text:p>
      <text:p text:style-name="P19"><text:span text:style-name="T8"><text:s text:c="7"/>Set export attribute for shell variables.</text:span></text:p>
      <text:p text:style-name="P19"><text:span text:style-name="T8"><text:s text:c="7"/>Marks each NAME for automatic export to the environment of subsequently</text:span></text:p>
      <text:p text:style-name="P19"><text:span text:style-name="T8"><text:s text:c="7"/>executed commands. If VALUE is supplied, assign VALUE before exporting.</text:span></text:p>
      <text:p text:style-name="P10"/>
      <text:p text:style-name="P10"/>
      <text:p text:style-name="P10"/>
      <text:p text:style-name="P6">La commande « read » permet de créer une variable et lui affecter une valeur lue à partir de l’entrée standard (c’est-à-dire le clavier).</text:p>
      <text:p text:style-name="P6"/>
      <text:p text:style-name="P13"/>
      <text:p text:style-name="P13"/>
      <text:p text:style-name="P19"><text:span text:style-name="T8">READ(2)</text:span></text:p>
      <text:p text:style-name="P24"/>
      <text:p text:style-name="P19"><text:span text:style-name="T8">NAME</text:span></text:p>
      <text:p text:style-name="P19"><text:span text:style-name="T8"><text:s text:c="7"/>read - read from a file descriptor</text:span></text:p>
      <text:p text:style-name="P11"/>
      <text:p text:style-name="P11"/>
      <text:p text:style-name="P11"/>
      <text:p text:style-name="P6"><text:span text:style-name="T10">Les trois premiers « file descriptors » (variable système fd), dans le système d’exploitation, [fd = 0, 1, 2] concernent les trois fichiers spéciaux </text:span>de périphérique <text:span text:style-name="T10">caractère suivants :</text:span></text:p>
      <text:p text:style-name="P13"/>
      <text:p text:style-name="P6"><text:soft-page-break/><text:span text:style-name="T1">entrée standard (STDIN)<text:tab/><text:tab/></text:span><text:span text:style-name="T3">[fd = 0]</text:span><text:span text:style-name="T1"><text:tab/><text:tab/>[lecture d’information à partir du clavier]</text:span></text:p>
      <text:p text:style-name="P6"><text:span text:style-name="T1">sortie standard (STDOUT)<text:tab/><text:tab/></text:span><text:span text:style-name="T3">[fd = 1]</text:span><text:span text:style-name="T1"><text:tab/><text:tab/>[écriture d’information sur le terminal]</text:span></text:p>
      <text:p text:style-name="P6"><text:span text:style-name="T1">sortie d’erreur standard (STDERR)<text:tab/></text:span><text:span text:style-name="T3">[fd = 2]</text:span><text:span text:style-name="T1"><text:tab/><text:tab/>[écriture de message d’erreur sur le terminal]</text:span></text:p>
      <text:p text:style-name="P6"/>
      <text:p text:style-name="P6"/>
      <text:p text:style-name="P6"/>
      <text:p text:style-name="P3"><text:span text:style-name="T11">LABORATOIRE – Programmation de scripts – 2</text:span></text:p>
      <text:p text:style-name="P6"/>
      <text:p text:style-name="P6"/>
      <text:p text:style-name="P6"/>
      <text:p text:style-name="P4"><text:span text:style-name="T12">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6"/>
      <text:p text:style-name="P6"/>
      <text:p text:style-name="P6"/>
      <text:p text:style-name="P6">« | » symbolise un « pipe », c’est-à-dire un « tube de communication » entre deux processus.</text:p>
      <text:p text:style-name="P6"/>
      <text:p text:style-name="P7">Avec echo, who et wc, affichez : « Nombre de connexions : … »</text:p>
      <text:p text:style-name="P6"/>
      <text:p text:style-name="P8">echo -n "Nombre de connexions : " ; who | wc -l</text:p>
      <text:p text:style-name="P6"/>
      <text:p text:style-name="P8">echo -e "Nombre de connexions : \c" ; who | wc -l</text:p>
      <text:p text:style-name="P13"/>
      <text:p text:style-name="P13"/>
      <text:p text:style-name="P13"/>
      <text:p text:style-name="P7">Créez une variable nommée : « A » et affectez-lui comme valeur la chaîne de caractères : « AVIS A LA POPULATION »</text:p>
      <text:p text:style-name="P6"/>
      <text:p text:style-name="P8">A="AVIS A LA POPULATION"</text:p>
      <text:p text:style-name="P6"/>
      <text:p text:style-name="P6"/>
      <text:p text:style-name="P6"/>
      <text:p text:style-name="P7">Affichez la valeur de la variable A</text:p>
      <text:p text:style-name="P6"/>
      <text:p text:style-name="P8">echo $A</text:p>
      <text:p text:style-name="P14"/>
      <text:p text:style-name="P15"/>
      <text:p text:style-name="P15"/>
      <text:p text:style-name="P7">Essayez d’afficher une page de manuel concernant la commande set</text:p>
      <text:p text:style-name="P13"/>
      <text:p text:style-name="P8"><text:soft-page-break/>man set</text:p>
      <text:p text:style-name="P6"/>
      <text:p text:style-name="P6"/>
      <text:p text:style-name="P6"/>
      <text:p text:style-name="P7">Lancez un navigateur et, dans un moteur de recherche sur Internet, recherchez une page de manuel concernant la commande set</text:p>
      <text:p text:style-name="Standard"/>
      <text:p text:style-name="P13"/>
      <text:p text:style-name="P13"/>
      <text:p text:style-name="P7">Essayez d’afficher une page de manuel concernant la commande unset</text:p>
      <text:p text:style-name="P13"/>
      <text:p text:style-name="P8">man unset</text:p>
      <text:p text:style-name="P6"/>
      <text:p text:style-name="P6"/>
      <text:p text:style-name="P6"/>
      <text:p text:style-name="P7">Lancez un navigateur et, dans un moteur de recherche sur Internet, recherchez une page de manuel concernant la commande unset</text:p>
      <text:p text:style-name="P6"/>
      <text:p text:style-name="P6"/>
      <text:p text:style-name="P6"/>
      <text:p text:style-name="P7">Affichez les valeurs de toutes les variables du shell</text:p>
      <text:p text:style-name="P6"/>
      <text:p text:style-name="P8">set</text:p>
      <text:p text:style-name="P6"/>
      <text:p text:style-name="P6"/>
      <text:p text:style-name="P6"/>
      <text:p text:style-name="P7">Affichez les valeurs de toutes les variables du shell en filtrant</text:p>
      <text:p text:style-name="P6"/>
      <text:p text:style-name="P8">set | more</text:p>
      <text:p text:style-name="P6"/>
      <text:p text:style-name="P6"/>
      <text:p text:style-name="P6"/>
      <text:p text:style-name="P7">Affichez les valeurs des 10 premières variables du shell</text:p>
      <text:p text:style-name="P6"/>
      <text:p text:style-name="P8">set | head</text:p>
      <text:p text:style-name="P6"/>
      <text:p text:style-name="P6"/>
      <text:p text:style-name="P6"/>
      <text:p text:style-name="P7">Recherchez la valeur de la variable A</text:p>
      <text:p text:style-name="P6"/>
      <text:p text:style-name="P8"><text:span text:style-name="T10">set | grep A=</text:span></text:p>
      <text:p text:style-name="P13"/>
      <text:p text:style-name="P13"/>
      <text:p text:style-name="P13"/>
      <text:p text:style-name="P7">Détruisez la variable A</text:p>
      <text:p text:style-name="P6"/>
      <text:p text:style-name="P8">unset A</text:p>
      <text:p text:style-name="P6"/>
      <text:p text:style-name="P6"/>
      <text:p text:style-name="P6"/>
      <text:p text:style-name="P7"><text:soft-page-break/>Visualisez l’effet de la suppression en recherchant à nouveau la valeur de la variable A</text:p>
      <text:p text:style-name="P6"/>
      <text:p text:style-name="P8"><text:span text:style-name="T10">set | grep A=</text:span></text:p>
      <text:p text:style-name="P13"/>
      <text:p text:style-name="P13"/>
      <text:p text:style-name="P13"/>
      <text:p text:style-name="P7">Créez une variable numérique nommée : « <text:span text:style-name="T10">varnum</text:span> » et affectez-lui la valeur 135</text:p>
      <text:p text:style-name="P6"/>
      <text:p text:style-name="P8"><text:span text:style-name="T10">varnum=135</text:span></text:p>
      <text:p text:style-name="P6"/>
      <text:p text:style-name="P6"/>
      <text:p text:style-name="P6"/>
      <text:p text:style-name="P7">Recherchez la valeur de la variable varnum</text:p>
      <text:p text:style-name="P6"/>
      <text:p text:style-name="P8"><text:span text:style-name="T10">set | grep varnum=</text:span></text:p>
      <text:p text:style-name="P13"/>
      <text:p text:style-name="P13"/>
      <text:p text:style-name="P13"/>
      <text:p text:style-name="P7">Affichez la valeur de la variable <text:span text:style-name="T10">varnum</text:span></text:p>
      <text:p text:style-name="P6"/>
      <text:p text:style-name="P8"><text:span text:style-name="T10">echo $varnum</text:span></text:p>
      <text:p text:style-name="P13"/>
      <text:p text:style-name="P8"><text:span text:style-name="T10">printf "%d" $varnum</text:span></text:p>
      <text:p text:style-name="P13"/>
      <text:p text:style-name="P13"/>
      <text:p text:style-name="P13"/>
      <text:p text:style-name="P7">Avec printf, affichez la valeur de la variable varnum, cadrée à droite sur 10 positions, avec passage à la ligne consécutif</text:p>
      <text:p text:style-name="P6"/>
      <text:p text:style-name="P8">printf "%10d\n" $varnum</text:p>
      <text:p text:style-name="P6"/>
      <text:p text:style-name="P6"/>
      <text:p text:style-name="P6"/>
      <text:p text:style-name="P7">Avec printf, affichez la valeur de la variable varnum, cadrée à gauche sur 10 positions, avec passage à la ligne consécutif</text:p>
      <text:p text:style-name="P6"/>
      <text:p text:style-name="P8">printf "%-10d\n" $varnum</text:p>
      <text:p text:style-name="P6"/>
      <text:p text:style-name="P6"/>
      <text:p text:style-name="P6"/>
      <text:p text:style-name="P7">Affichez le manuel de la commande <text:span text:style-name="T10">env</text:span></text:p>
      <text:p text:style-name="P6"/>
      <text:p text:style-name="P8">man <text:span text:style-name="T10">env</text:span></text:p>
      <text:p text:style-name="P12"/>
      <text:p text:style-name="P13"/>
      <text:p text:style-name="P13"/>
      <text:p text:style-name="P7">Essayez d’afficher une page de manuel concernant la commande <text:span text:style-name="T10">export</text:span></text:p>
      <text:p text:style-name="P13"/>
      <text:p text:style-name="P8">man <text:span text:style-name="T10">export</text:span></text:p>
      <text:p text:style-name="P6"/>
      <text:p text:style-name="P6"><text:soft-page-break/></text:p>
      <text:p text:style-name="P6"/>
      <text:p text:style-name="P7">Lancez un navigateur et, dans un moteur de recherche sur Internet, recherchez une page de manuel concernant la commande <text:span text:style-name="T10">export</text:span></text:p>
      <text:p text:style-name="P6"/>
      <text:p text:style-name="P13"/>
      <text:p text:style-name="P13"/>
      <text:p text:style-name="P7">Affichez les valeurs de toutes les variables d’environnement du shell</text:p>
      <text:p text:style-name="P6"/>
      <text:p text:style-name="P8">env</text:p>
      <text:p text:style-name="P6"/>
      <text:p text:style-name="P6"/>
      <text:p text:style-name="P6"/>
      <text:p text:style-name="P7">Affichez les valeurs de toutes les variables d’environnement du shell en filtrant</text:p>
      <text:p text:style-name="P6"/>
      <text:p text:style-name="P8">env | more</text:p>
      <text:p text:style-name="P6"/>
      <text:p text:style-name="P6"/>
      <text:p text:style-name="P6"/>
      <text:p text:style-name="P7">Recherchez la valeur de la variable d’environnement LANG</text:p>
      <text:p text:style-name="P6"/>
      <text:p text:style-name="P8"><text:span text:style-name="T10">env | grep LANG=</text:span></text:p>
      <text:p text:style-name="P13"/>
      <text:p text:style-name="P13"/>
      <text:p text:style-name="P13"/>
      <text:p text:style-name="P7">Affichez le manuel de la commande man et constatez quelle est la langue utilisée</text:p>
      <text:p text:style-name="P6"/>
      <text:p text:style-name="P8">man man</text:p>
      <text:p text:style-name="P6"/>
      <text:p text:style-name="P6"/>
      <text:p text:style-name="P6"/>
      <text:p text:style-name="P7">Modifiez la valeur de la variable d’environnement LANG en lui affectant la valeur « C » (la langue ISO, c’est-à-dire l’anglais)</text:p>
      <text:p text:style-name="P6"/>
      <text:p text:style-name="P8">LANG=C</text:p>
      <text:p text:style-name="P6"/>
      <text:p text:style-name="P6"/>
      <text:p text:style-name="P6"/>
      <text:p text:style-name="P7">Vérifiez la modification en recherchant la valeur de la variable d’environnement LANG</text:p>
      <text:p text:style-name="P6"/>
      <text:p text:style-name="P8"><text:span text:style-name="T10">env | grep LANG=</text:span></text:p>
      <text:p text:style-name="P13"/>
      <text:p text:style-name="P13"/>
      <text:p text:style-name="P13"/>
      <text:p text:style-name="P7">Constatez l’effet en affichant le manuel de la commande man</text:p>
      <text:p text:style-name="P6"/>
      <text:p text:style-name="P8">man man</text:p>
      <text:p text:style-name="P6"/>
      <text:p text:style-name="P6"/>
      <text:p text:style-name="P6"/>
      <text:p text:style-name="P7"><text:soft-page-break/>Restaurez la langue française de Belgique dans l’environnement</text:p>
      <text:p text:style-name="P6"/>
      <text:p text:style-name="P8"><text:span text:style-name="T13">LANG=fr_BE.UTF-8</text:span></text:p>
      <text:p text:style-name="P15"/>
      <text:p text:style-name="P15"/>
      <text:p text:style-name="P15"/>
      <text:p text:style-name="P7">Vérifiez la restauration en recherchant la valeur de la variable d’environnement LANG</text:p>
      <text:p text:style-name="P6"/>
      <text:p text:style-name="P8"><text:span text:style-name="T10">env | grep LANG=</text:span></text:p>
      <text:p text:style-name="P13"/>
      <text:p text:style-name="P13"/>
      <text:p text:style-name="P13"/>
      <text:p text:style-name="P7">Constatez l’effet en affichant le manuel de la commande man</text:p>
      <text:p text:style-name="P6"/>
      <text:p text:style-name="P8">man man</text:p>
      <text:p text:style-name="P6"/>
      <text:p text:style-name="P6"/>
      <text:p text:style-name="P6"/>
      <text:p text:style-name="P7">Vérifiez qu’aucune variable nommée : « AAA » n’existe dans l’environnement</text:p>
      <text:p text:style-name="P6"/>
      <text:p text:style-name="P8"><text:span text:style-name="T10">env | grep AAA=</text:span></text:p>
      <text:p text:style-name="P13"/>
      <text:p text:style-name="P13"/>
      <text:p text:style-name="P13"/>
      <text:p text:style-name="P7">Créez une nouvelle variable nommée : « AAA » et affectez-lui comme valeur la chaîne de caractères : « aaaaaaa »</text:p>
      <text:p text:style-name="P6"/>
      <text:p text:style-name="P8">AAA=aaaaaaa</text:p>
      <text:p text:style-name="P6"/>
      <text:p text:style-name="P6"/>
      <text:p text:style-name="P6"/>
      <text:p text:style-name="P7">Exportez la variable AAA dans l’environnement</text:p>
      <text:p text:style-name="P8"/>
      <text:p text:style-name="P8">export AAA</text:p>
      <text:p text:style-name="P6"/>
      <text:p text:style-name="P6"/>
      <text:p text:style-name="P6"/>
      <text:p text:style-name="P7">Recherchez la valeur de la nouvelle variable d’environnement AAA</text:p>
      <text:p text:style-name="P6"/>
      <text:p text:style-name="P8"><text:span text:style-name="T10">env | grep AAA=</text:span></text:p>
      <text:p text:style-name="P14"/>
      <text:p text:style-name="P15"/>
      <text:p text:style-name="P15"/>
      <text:p text:style-name="P7">Affichez une page de manuel concernant l’appel système read ou la commande read</text:p>
      <text:p text:style-name="P6"/>
      <text:p text:style-name="P8"><text:span text:style-name="T10">man 2 read</text:span></text:p>
      <text:p text:style-name="P13"/>
      <text:p text:style-name="P8"><text:span text:style-name="T10">man read</text:span></text:p>
      <text:p text:style-name="P13"/>
      <text:p text:style-name="P13"/>
      <text:p text:style-name="P13"><text:soft-page-break/></text:p>
      <text:p text:style-name="P7">Lancez un navigateur et, dans un moteur de recherche sur Internet, recherchez une page de manuel concernant la commande read</text:p>
      <text:p text:style-name="P6"/>
      <text:p text:style-name="P6"/>
      <text:p text:style-name="P6"/>
      <text:p text:style-name="P7">Dans ~, enregistrez sous le nom « Bonjour » un fichier de script interactif qui affiche : « Bonjour, quel est votre nom ? » suivi de la saisie du nom sur la même ligne du terminal, puis qui affiche : « Bienvenue, votre nom est : … » dans une autre ligne</text:p>
      <text:p text:style-name="P6"/>
      <text:p text:style-name="P8"><text:span text:style-name="T13">gedit Bonjour</text:span></text:p>
      <text:p text:style-name="P16"/>
      <text:p text:style-name="P9"><text:span text:style-name="T13">#!/bin/bash</text:span></text:p>
      <text:p text:style-name="P9"># Un script interactif</text:p>
      <text:p text:style-name="P9"/>
      <text:p text:style-name="P9">echo</text:p>
      <text:p text:style-name="P9">echo -n "Bonjour, quel est votre nom ? "<text:tab/><text:tab/># affiche la phrase sans saut de ligne</text:p>
      <text:p text:style-name="P9">read nom<text:tab/><text:tab/><text:tab/><text:tab/><text:tab/><text:tab/># crée la variable nom et lui affecte</text:p>
      <text:p text:style-name="P9"><text:tab/><text:tab/><text:tab/><text:tab/><text:tab/><text:tab/><text:tab/># une valeur lue sur l’entrée standard</text:p>
      <text:p text:style-name="P9">echo</text:p>
      <text:p text:style-name="P9">echo "Bienvenue, votre nom est : $nom"<text:tab/><text:tab/># affiche la phrase avec la valeur</text:p>
      <text:p text:style-name="P9">echo</text:p>
      <text:p text:style-name="P6"/>
      <text:p text:style-name="P6"/>
      <text:p text:style-name="P6"/>
      <text:p text:style-name="P7">Exécutez un dump du fichier Bonjour sur le terminal</text:p>
      <text:p text:style-name="P6"/>
      <text:p text:style-name="P8">cat Bonjour</text:p>
      <text:p text:style-name="P6"/>
      <text:p text:style-name="P6"/>
      <text:p text:style-name="P6"/>
      <text:p text:style-name="P7">Lancez un shell bash qui exécute Bonjour</text:p>
      <text:p text:style-name="P6"/>
      <text:p text:style-name="P8">bash Bonjour</text:p>
      <text:p text:style-name="P6"/>
      <text:p text:style-name="P6"/>
      <text:p text:style-name="P6"/>
      <text:p text:style-name="P7">Déconnectez-vous</text:p>
      <text:p text:style-name="P6"/>
      <text:p text:style-name="P8">exit</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26T14:51:00</meta:creation-date>
    <dc:date>2015-11-26T14:52:00</dc:date>
    <meta:editing-duration>PT1M</meta:editing-duration>
    <meta:generator>LibreOffice/5.1.6.2.0$Linux_X86_64 LibreOffice_project/10$Build-2</meta:generator>
    <meta:document-statistic meta:table-count="0" meta:image-count="0" meta:object-count="0" meta:page-count="9" meta:paragraph-count="177" meta:word-count="1405" meta:character-count="8552" meta:non-whitespace-character-count="7039"/>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